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tyle="normal" style:text-underline-style="none" officeooo:rsid="000336b6" officeooo:paragraph-rsid="00046bd6" style:font-style-asian="normal" style:font-style-complex="normal"/>
    </style:style>
    <style:style style:name="P2" style:family="paragraph" style:parent-style-name="Standard">
      <style:text-properties style:font-name="Liberation Sans" fo:font-style="normal" style:text-underline-style="none" officeooo:rsid="00119262" officeooo:paragraph-rsid="00046bd6" style:font-style-asian="normal" style:font-style-complex="normal"/>
    </style:style>
    <style:style style:name="P3" style:family="paragraph" style:parent-style-name="Standard">
      <style:text-properties style:font-name="Liberation Sans" fo:font-style="normal" style:text-underline-style="none" officeooo:rsid="0006495c" officeooo:paragraph-rsid="00046bd6" style:font-style-asian="normal" style:font-style-complex="normal"/>
    </style:style>
    <style:style style:name="P4" style:family="paragraph" style:parent-style-name="Standard">
      <style:text-properties style:font-name="Liberation Sans" fo:font-style="normal" style:text-underline-style="none" officeooo:rsid="0006495c" officeooo:paragraph-rsid="00049771" style:font-style-asian="normal" style:font-style-complex="normal"/>
    </style:style>
    <style:style style:name="P5" style:family="paragraph" style:parent-style-name="Standard">
      <style:text-properties style:font-name="Liberation Sans" fo:font-style="normal" style:text-underline-style="none" officeooo:rsid="0002890b" officeooo:paragraph-rsid="00046bd6" style:font-style-asian="normal" style:font-style-complex="normal"/>
    </style:style>
    <style:style style:name="P6" style:family="paragraph" style:parent-style-name="Standard">
      <style:text-properties style:font-name="Liberation Sans" fo:font-style="normal" style:text-underline-style="none" officeooo:rsid="000ab849" officeooo:paragraph-rsid="00046bd6" style:font-style-asian="normal" style:font-style-complex="normal"/>
    </style:style>
    <style:style style:name="P7" style:family="paragraph" style:parent-style-name="Standard">
      <style:text-properties style:font-name="Liberation Sans" fo:font-style="normal" style:text-underline-style="none" officeooo:rsid="00049771" officeooo:paragraph-rsid="00049771" style:font-style-asian="normal" style:font-style-complex="normal"/>
    </style:style>
    <style:style style:name="P8" style:family="paragraph" style:parent-style-name="Standard">
      <style:text-properties style:font-name="Liberation Sans" fo:font-style="normal" style:text-underline-style="none" officeooo:rsid="0004e6af" officeooo:paragraph-rsid="0004e6af" style:font-style-asian="normal" style:font-style-complex="normal"/>
    </style:style>
    <style:style style:name="P9" style:family="paragraph" style:parent-style-name="Standard">
      <style:text-properties style:font-name="Liberation Sans" officeooo:rsid="001c166e" officeooo:paragraph-rsid="00046bd6"/>
    </style:style>
    <style:style style:name="P10" style:family="paragraph" style:parent-style-name="Standard">
      <style:text-properties style:font-name="Liberation Sans" fo:font-weight="bold" officeooo:rsid="001c166e" officeooo:paragraph-rsid="00046bd6" style:font-weight-asian="bold" style:font-weight-complex="bold"/>
    </style:style>
    <style:style style:name="P11" style:family="paragraph" style:parent-style-name="Standard">
      <style:text-properties style:font-name="Liberation Sans" fo:font-style="italic" style:text-underline-style="none" officeooo:rsid="0006316e" officeooo:paragraph-rsid="00046bd6" style:font-style-asian="italic" style:font-style-complex="italic"/>
    </style:style>
    <style:style style:name="P12" style:family="paragraph" style:parent-style-name="Standard">
      <style:text-properties style:font-name="Liberation Sans" fo:font-style="italic" style:text-underline-style="none" officeooo:rsid="000336b6" officeooo:paragraph-rsid="00046bd6" style:font-style-asian="italic" style:font-style-complex="italic"/>
    </style:style>
    <style:style style:name="T1" style:family="text">
      <style:text-properties officeooo:rsid="00046bd6"/>
    </style:style>
    <style:style style:name="T2" style:family="text">
      <style:text-properties officeooo:rsid="0006316e"/>
    </style:style>
    <style:style style:name="T3" style:family="text">
      <style:text-properties fo:font-style="normal" style:font-style-asian="normal" style:font-style-complex="normal"/>
    </style:style>
    <style:style style:name="T4" style:family="text">
      <style:text-properties fo:font-style="normal" officeooo:rsid="00046bd6" style:font-style-asian="normal" style:font-style-complex="normal"/>
    </style:style>
    <style:style style:name="T5" style:family="text">
      <style:text-properties officeooo:rsid="0004e6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cob Wise</text:p>
      <text:p text:style-name="P9"><text:span text:style-name="T2">November 19</text:span>, 2018</text:p>
      <text:p text:style-name="P9">EECS 373</text:p>
      <text:p text:style-name="P9">Dr. W. Newman</text:p>
      <text:p text:style-name="P9"/>
      <text:p text:style-name="P10">Assignment P<text:span text:style-name="T1">7</text:span></text:p>
      <text:p text:style-name="P9"/>
      <text:p text:style-name="P9"/>
      <text:p text:style-name="P11"><text:span text:style-name="T1">Grab something and move it.</text:span>..</text:p>
      <text:p text:style-name="P2"/>
      <text:p text:style-name="P4">The framework for the node was adapted from class notes. <text:span text:style-name="T1">To achieve the desired behavior, two nodes were edited: find_block and example_block_grabber.</text:span></text:p>
      <text:p text:style-name="P4"/>
      <text:p text:style-name="P4"><text:span text:style-name="T1">First, the coordinates produced by find_block needed to be converted to a suitable form. The original coordinates are in relation to a camera viewing the block, however we would like coordinates in relation to the robot. The conversion is done using hardcoded constants that represent the relationship between the camera pixels and the robot.</text:span></text:p>
      <text:p text:style-name="P3"/>
      <text:p text:style-name="P7">Next, <text:span text:style-name="T5">the example_block_grabber needs to be adjusted to find a block and move it to a desired goal location, as the original simply picks up and drops the block at some arbitrary location. To do so, I added a subscriber to receive the coordinates from find_block, and used those to specify the first location to move to. Then, after picking up the block, I simply moved it to another hard coded location, and put it down.</text:span></text:p>
      <text:p text:style-name="P7"/>
      <text:p text:style-name="P8">Unfortunately in testing the vacuum grabber would not pick up the block. However, the robot arm made the correct motions to move the block to another goal location if the grabber functioned properly. Additionally, because it didn’t pick up the block, it is not possible to tell if the block is oriented properly at the end location.</text:p>
      <text:p text:style-name="P5"/>
      <text:p text:style-name="P12"><text:span text:style-name="T3">Link to source files on github: </text:span><text:a xlink:type="simple" xlink:href="https://github.com/jswise23/EECS_373/tree/master/jsw107_p7" text:style-name="Internet_20_link" text:visited-style-name="Visited_20_Internet_20_Link"><text:span text:style-name="T4">https://github.com/jswise23/EECS_373/tree/master/jsw107_p7</text:span></text:a></text:p>
      <text:p text:style-name="P12"><text:span text:style-name="T4"/></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8:20:53.693720283</meta:creation-date>
    <dc:date>2018-11-19T19:03:23.065835233</dc:date>
    <meta:editing-duration>PT21M48S</meta:editing-duration>
    <meta:editing-cycles>2</meta:editing-cycles>
    <meta:generator>LibreOffice/5.1.6.2$Linux_X86_64 LibreOffice_project/10m0$Build-2</meta:generator>
    <meta:document-statistic meta:table-count="0" meta:image-count="0" meta:object-count="0" meta:page-count="1" meta:paragraph-count="11" meta:word-count="233" meta:character-count="1425" meta:non-whitespace-character-count="1203"/>
  </office:meta>
</office:document-meta>
</file>